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3.6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128.75pt"/>
    </style:style>
    <style:style style:name="co7" style:family="table-column">
      <style:table-column-properties fo:break-before="auto" style:column-width="12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ingle_di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Return 5d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/[.B2]-1" office:value-type="float" office:value="-0.00628648405927257" calcext:value-type="float">
            <text:p>-0.006286484059273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/[.B3]-1" office:value-type="float" office:value="0.00180261378999536" calcext:value-type="float">
            <text:p>0.001802613789995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/[.B4]-1" office:value-type="float" office:value="0.0158514492753623" calcext:value-type="float">
            <text:p>0.015851449275362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/[.B5]-1" office:value-type="float" office:value="0.00315741993685137" calcext:value-type="float">
            <text:p>0.003157419936851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/[.B6]-1" office:value-type="float" office:value="0.00495942290351659" calcext:value-type="float">
            <text:p>0.004959422903517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/[.B7]-1" office:value-type="float" office:value="0.000903750564844152" calcext:value-type="float">
            <text:p>0.000903750564844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/[.B8]-1" office:value-type="float" office:value="0.00719748088169148" calcext:value-type="float">
            <text:p>0.007197480881691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/[.B9]-1" office:value-type="float" office:value="-0.00222915737851093" calcext:value-type="float">
            <text:p>-0.002229157378511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/[.B10]-1" office:value-type="float" office:value="0.016636690647482" calcext:value-type="float">
            <text:p>0.016636690647482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/[.B11]-1" office:value-type="float" office:value="0.0480035890533872" calcext:value-type="float">
            <text:p>0.048003589053387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/[.B12]-1" office:value-type="float" office:value="0.0857787810383748" calcext:value-type="float">
            <text:p>0.085778781038375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/[.B13]-1" office:value-type="float" office:value="0.0607414024117909" calcext:value-type="float">
            <text:p>0.060741402411791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/[.B14]-1" office:value-type="float" office:value="0.0647899910634495" calcext:value-type="float">
            <text:p>0.0647899910634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/[.B15]-1" office:value-type="float" office:value="0.0592658115877931" calcext:value-type="float">
            <text:p>0.059265811587793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/[.B16]-1" office:value-type="float" office:value="0.0115582191780821" calcext:value-type="float">
            <text:p>0.011558219178082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/[.B17]-1" office:value-type="float" office:value="-0.00956340956340962" calcext:value-type="float">
            <text:p>-0.00956340956341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/[.B18]-1" office:value-type="float" office:value="0.00505263157894742" calcext:value-type="float">
            <text:p>0.005052631578947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/[.B19]-1" office:value-type="float" office:value="-0.00755350398657151" calcext:value-type="float">
            <text:p>-0.007553503986572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/[.B20]-1" office:value-type="float" office:value="-0.031732776617954" calcext:value-type="float">
            <text:p>-0.031732776617954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/[.B21]-1" office:value-type="float" office:value="-0.0224291155311044" calcext:value-type="float">
            <text:p>-0.022429115531104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/[.B22]-1" office:value-type="float" office:value="-0.0205709487825357" calcext:value-type="float">
            <text:p>-0.020570948782536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/[.B23]-1" office:value-type="float" office:value="-0.0498533724340177" calcext:value-type="float">
            <text:p>-0.049853372434018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/[.B24]-1" office:value-type="float" office:value="-0.0232558139534883" calcext:value-type="float">
            <text:p>-0.023255813953488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/[.B25]-1" office:value-type="float" office:value="-0.0340664079344546" calcext:value-type="float">
            <text:p>-0.034066407934455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/[.B26]-1" office:value-type="float" office:value="-0.0402597402597402" calcext:value-type="float">
            <text:p>-0.04025974025974</text:p>
          </table:table-cell>
        </table:table-row>
      </table:table>
      <table:table table:name="multi_dim" table:style-name="ta1">
        <table:table-column table:style-name="co1" table:default-cell-style-name="ce1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s 0</text:p>
          </table:table-cell>
          <table:table-cell office:value-type="string" calcext:value-type="string">
            <text:p>Prices 1</text:p>
          </table:table-cell>
          <table:table-cell office:value-type="string" calcext:value-type="string">
            <text:p>Return 0</text:p>
          </table:table-cell>
          <table:table-cell office:value-type="string" calcext:value-type="string">
            <text:p>Return 1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office:value-type="float" office:value="41.2" calcext:value-type="float">
            <text:p>4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office:value-type="float" office:value="41.5" calcext:value-type="float">
            <text:p>4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office:value-type="float" office:value="41.8" calcext:value-type="float">
            <text:p>4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office:value-type="float" office:value="42.3" calcext:value-type="float">
            <text:p>4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office:value-type="float" office:value="42" calcext:value-type="float">
            <text:p>42</text:p>
          </table:table-cell>
          <table:table-cell table:formula="of:=[.B7]/[.B2]-1" office:value-type="float" office:value="-0.00628648405927257" calcext:value-type="float">
            <text:p>-0.006286484059273</text:p>
          </table:table-cell>
          <table:table-cell table:formula="of:=[.C7]/[.C2]-1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office:value-type="float" office:value="42.3" calcext:value-type="float">
            <text:p>42.3</text:p>
          </table:table-cell>
          <table:table-cell table:formula="of:=[.B8]/[.B3]-1" office:value-type="float" office:value="0.00180261378999536" calcext:value-type="float">
            <text:p>0.001802613789995</text:p>
          </table:table-cell>
          <table:table-cell table:formula="of:=[.C8]/[.C3]-1" office:value-type="float" office:value="0.0266990291262135" calcext:value-type="float">
            <text:p>0.026699029126214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office:value-type="float" office:value="42.6" calcext:value-type="float">
            <text:p>42.6</text:p>
          </table:table-cell>
          <table:table-cell table:formula="of:=[.B9]/[.B4]-1" office:value-type="float" office:value="0.0158514492753623" calcext:value-type="float">
            <text:p>0.015851449275362</text:p>
          </table:table-cell>
          <table:table-cell table:formula="of:=[.C9]/[.C4]-1" office:value-type="float" office:value="0.0265060240963855" calcext:value-type="float">
            <text:p>0.026506024096386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office:value-type="float" office:value="42.7" calcext:value-type="float">
            <text:p>42.7</text:p>
          </table:table-cell>
          <table:table-cell table:formula="of:=[.B10]/[.B5]-1" office:value-type="float" office:value="0.00315741993685137" calcext:value-type="float">
            <text:p>0.003157419936851</text:p>
          </table:table-cell>
          <table:table-cell table:formula="of:=[.C10]/[.C5]-1" office:value-type="float" office:value="0.0215311004784691" calcext:value-type="float">
            <text:p>0.021531100478469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office:value-type="float" office:value="42.8" calcext:value-type="float">
            <text:p>42.8</text:p>
          </table:table-cell>
          <table:table-cell table:formula="of:=[.B11]/[.B6]-1" office:value-type="float" office:value="0.00495942290351659" calcext:value-type="float">
            <text:p>0.004959422903517</text:p>
          </table:table-cell>
          <table:table-cell table:formula="of:=[.C11]/[.C6]-1" office:value-type="float" office:value="0.011820330969267" calcext:value-type="float">
            <text:p>0.011820330969267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office:value-type="float" office:value="43.2" calcext:value-type="float">
            <text:p>43.2</text:p>
          </table:table-cell>
          <table:table-cell table:formula="of:=[.B12]/[.B7]-1" office:value-type="float" office:value="0.000903750564844152" calcext:value-type="float">
            <text:p>0.000903750564844</text:p>
          </table:table-cell>
          <table:table-cell table:formula="of:=[.C12]/[.C7]-1" office:value-type="float" office:value="0.0285714285714287" calcext:value-type="float">
            <text:p>0.028571428571429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office:value-type="float" office:value="43.7" calcext:value-type="float">
            <text:p>43.7</text:p>
          </table:table-cell>
          <table:table-cell table:formula="of:=[.B13]/[.B8]-1" office:value-type="float" office:value="0.00719748088169148" calcext:value-type="float">
            <text:p>0.007197480881691</text:p>
          </table:table-cell>
          <table:table-cell table:formula="of:=[.C13]/[.C8]-1" office:value-type="float" office:value="0.033096926713948" calcext:value-type="float">
            <text:p>0.033096926713948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office:value-type="float" office:value="43.8" calcext:value-type="float">
            <text:p>43.8</text:p>
          </table:table-cell>
          <table:table-cell table:formula="of:=[.B14]/[.B9]-1" office:value-type="float" office:value="-0.00222915737851093" calcext:value-type="float">
            <text:p>-0.002229157378511</text:p>
          </table:table-cell>
          <table:table-cell table:formula="of:=[.C14]/[.C9]-1" office:value-type="float" office:value="0.028169014084507" calcext:value-type="float">
            <text:p>0.028169014084507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office:value-type="float" office:value="42.5" calcext:value-type="float">
            <text:p>42.5</text:p>
          </table:table-cell>
          <table:table-cell table:formula="of:=[.B15]/[.B10]-1" office:value-type="float" office:value="0.016636690647482" calcext:value-type="float">
            <text:p>0.016636690647482</text:p>
          </table:table-cell>
          <table:table-cell table:formula="of:=[.C15]/[.C10]-1" office:value-type="float" office:value="-0.00468384074941464" calcext:value-type="float">
            <text:p>-0.004683840749415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office:value-type="float" office:value="41.2" calcext:value-type="float">
            <text:p>41.2</text:p>
          </table:table-cell>
          <table:table-cell table:formula="of:=[.B16]/[.B11]-1" office:value-type="float" office:value="0.0480035890533872" calcext:value-type="float">
            <text:p>0.048003589053387</text:p>
          </table:table-cell>
          <table:table-cell table:formula="of:=[.C16]/[.C11]-1" office:value-type="float" office:value="-0.0373831775700933" calcext:value-type="float">
            <text:p>-0.037383177570093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office:value-type="float" office:value="41" calcext:value-type="float">
            <text:p>41</text:p>
          </table:table-cell>
          <table:table-cell table:formula="of:=[.B17]/[.B12]-1" office:value-type="float" office:value="0.0857787810383748" calcext:value-type="float">
            <text:p>0.085778781038375</text:p>
          </table:table-cell>
          <table:table-cell table:formula="of:=[.C17]/[.C12]-1" office:value-type="float" office:value="-0.050925925925926" calcext:value-type="float">
            <text:p>-0.050925925925926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office:value-type="float" office:value="40.9" calcext:value-type="float">
            <text:p>40.9</text:p>
          </table:table-cell>
          <table:table-cell table:formula="of:=[.B18]/[.B13]-1" office:value-type="float" office:value="0.0607414024117909" calcext:value-type="float">
            <text:p>0.060741402411791</text:p>
          </table:table-cell>
          <table:table-cell table:formula="of:=[.C18]/[.C13]-1" office:value-type="float" office:value="-0.0640732265446226" calcext:value-type="float">
            <text:p>-0.064073226544623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office:value-type="float" office:value="40.7" calcext:value-type="float">
            <text:p>40.7</text:p>
          </table:table-cell>
          <table:table-cell table:formula="of:=[.B19]/[.B14]-1" office:value-type="float" office:value="0.0647899910634495" calcext:value-type="float">
            <text:p>0.06478999106345</text:p>
          </table:table-cell>
          <table:table-cell table:formula="of:=[.C19]/[.C14]-1" office:value-type="float" office:value="-0.0707762557077625" calcext:value-type="float">
            <text:p>-0.070776255707763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office:value-type="float" office:value="40.3" calcext:value-type="float">
            <text:p>40.3</text:p>
          </table:table-cell>
          <table:table-cell table:formula="of:=[.B20]/[.B15]-1" office:value-type="float" office:value="0.0592658115877931" calcext:value-type="float">
            <text:p>0.059265811587793</text:p>
          </table:table-cell>
          <table:table-cell table:formula="of:=[.C20]/[.C15]-1" office:value-type="float" office:value="-0.051764705882353" calcext:value-type="float">
            <text:p>-0.051764705882353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office:value-type="float" office:value="40.8" calcext:value-type="float">
            <text:p>40.8</text:p>
          </table:table-cell>
          <table:table-cell table:formula="of:=[.B21]/[.B16]-1" office:value-type="float" office:value="0.0115582191780821" calcext:value-type="float">
            <text:p>0.011558219178082</text:p>
          </table:table-cell>
          <table:table-cell table:formula="of:=[.C21]/[.C16]-1" office:value-type="float" office:value="-0.00970873786407778" calcext:value-type="float">
            <text:p>-0.009708737864078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office:value-type="float" office:value="41.3" calcext:value-type="float">
            <text:p>41.3</text:p>
          </table:table-cell>
          <table:table-cell table:formula="of:=[.B22]/[.B17]-1" office:value-type="float" office:value="-0.00956340956340962" calcext:value-type="float">
            <text:p>-0.00956340956341</text:p>
          </table:table-cell>
          <table:table-cell table:formula="of:=[.C22]/[.C17]-1" office:value-type="float" office:value="0.00731707317073171" calcext:value-type="float">
            <text:p>0.007317073170732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office:value-type="float" office:value="41.7" calcext:value-type="float">
            <text:p>41.7</text:p>
          </table:table-cell>
          <table:table-cell table:formula="of:=[.B23]/[.B18]-1" office:value-type="float" office:value="0.00505263157894742" calcext:value-type="float">
            <text:p>0.005052631578947</text:p>
          </table:table-cell>
          <table:table-cell table:formula="of:=[.C23]/[.C18]-1" office:value-type="float" office:value="0.0195599022004891" calcext:value-type="float">
            <text:p>0.019559902200489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office:value-type="float" office:value="42" calcext:value-type="float">
            <text:p>42</text:p>
          </table:table-cell>
          <table:table-cell table:formula="of:=[.B24]/[.B19]-1" office:value-type="float" office:value="-0.00755350398657151" calcext:value-type="float">
            <text:p>-0.007553503986572</text:p>
          </table:table-cell>
          <table:table-cell table:formula="of:=[.C24]/[.C19]-1" office:value-type="float" office:value="0.0319410319410318" calcext:value-type="float">
            <text:p>0.031941031941032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office:value-type="float" office:value="42.3" calcext:value-type="float">
            <text:p>42.3</text:p>
          </table:table-cell>
          <table:table-cell table:formula="of:=[.B25]/[.B20]-1" office:value-type="float" office:value="-0.031732776617954" calcext:value-type="float">
            <text:p>-0.031732776617954</text:p>
          </table:table-cell>
          <table:table-cell table:formula="of:=[.C25]/[.C20]-1" office:value-type="float" office:value="0.0496277915632755" calcext:value-type="float">
            <text:p>0.049627791563276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office:value-type="float" office:value="42.5" calcext:value-type="float">
            <text:p>42.5</text:p>
          </table:table-cell>
          <table:table-cell table:formula="of:=[.B26]/[.B21]-1" office:value-type="float" office:value="-0.0224291155311044" calcext:value-type="float">
            <text:p>-0.022429115531104</text:p>
          </table:table-cell>
          <table:table-cell table:formula="of:=[.C26]/[.C21]-1"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office:value-type="float" office:value="42.8" calcext:value-type="float">
            <text:p>42.8</text:p>
          </table:table-cell>
          <table:table-cell table:formula="of:=[.B27]/[.B22]-1" office:value-type="float" office:value="-0.0205709487825357" calcext:value-type="float">
            <text:p>-0.020570948782536</text:p>
          </table:table-cell>
          <table:table-cell table:formula="of:=[.C27]/[.C22]-1" office:value-type="float" office:value="0.036319612590799" calcext:value-type="float">
            <text:p>0.036319612590799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office:value-type="float" office:value="43.1" calcext:value-type="float">
            <text:p>43.1</text:p>
          </table:table-cell>
          <table:table-cell table:formula="of:=[.B28]/[.B23]-1" office:value-type="float" office:value="-0.0498533724340177" calcext:value-type="float">
            <text:p>-0.049853372434018</text:p>
          </table:table-cell>
          <table:table-cell table:formula="of:=[.C28]/[.C23]-1" office:value-type="float" office:value="0.0335731414868106" calcext:value-type="float">
            <text:p>0.033573141486811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office:value-type="float" office:value="43.7" calcext:value-type="float">
            <text:p>43.7</text:p>
          </table:table-cell>
          <table:table-cell table:formula="of:=[.B29]/[.B24]-1" office:value-type="float" office:value="-0.0232558139534883" calcext:value-type="float">
            <text:p>-0.023255813953488</text:p>
          </table:table-cell>
          <table:table-cell table:formula="of:=[.C29]/[.C24]-1" office:value-type="float" office:value="0.0404761904761906" calcext:value-type="float">
            <text:p>0.040476190476191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office:value-type="float" office:value="44" calcext:value-type="float">
            <text:p>44</text:p>
          </table:table-cell>
          <table:table-cell table:formula="of:=[.B30]/[.B25]-1" office:value-type="float" office:value="-0.0340664079344546" calcext:value-type="float">
            <text:p>-0.034066407934455</text:p>
          </table:table-cell>
          <table:table-cell table:formula="of:=[.C30]/[.C25]-1" office:value-type="float" office:value="0.0401891252955084" calcext:value-type="float">
            <text:p>0.040189125295509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office:value-type="float" office:value="44.5" calcext:value-type="float">
            <text:p>44.5</text:p>
          </table:table-cell>
          <table:table-cell table:formula="of:=[.B31]/[.B26]-1" office:value-type="float" office:value="-0.0402597402597402" calcext:value-type="float">
            <text:p>-0.04025974025974</text:p>
          </table:table-cell>
          <table:table-cell table:formula="of:=[.C31]/[.C26]-1" office:value-type="float" office:value="0.0470588235294118" calcext:value-type="float">
            <text:p>0.047058823529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00:21:56.876608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8-19T00:23:00.958731237</dc:date>
    <meta:editing-duration>PT14M2S</meta:editing-duration>
    <meta:editing-cycles>6</meta:editing-cycles>
    <meta:document-statistic meta:table-count="2" meta:cell-count="233" meta:object-count="0"/>
  </office:meta>
</office:document-meta>
</file>